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3cfc41"/>
    </style:style>
    <style:style style:name="P2" style:family="paragraph" style:parent-style-name="Footer">
      <style:text-properties officeooo:rsid="00218ab4" officeooo:paragraph-rsid="003ecda2"/>
    </style:style>
    <style:style style:name="P3" style:family="paragraph" style:parent-style-name="Text_20_body">
      <style:text-properties officeooo:rsid="00142076" officeooo:paragraph-rsid="00142076"/>
    </style:style>
    <style:style style:name="P4" style:family="paragraph" style:parent-style-name="Text_20_body">
      <style:text-properties officeooo:paragraph-rsid="00142076"/>
    </style:style>
    <style:style style:name="P5" style:family="paragraph" style:parent-style-name="Text_20_body">
      <style:text-properties officeooo:rsid="002f4a39" officeooo:paragraph-rsid="002f4a39"/>
    </style:style>
    <style:style style:name="P6" style:family="paragraph" style:parent-style-name="Text_20_body">
      <style:text-properties officeooo:rsid="003af117" officeooo:paragraph-rsid="003af117"/>
    </style:style>
    <style:style style:name="P7" style:family="paragraph" style:parent-style-name="Text_20_body">
      <style:text-properties officeooo:rsid="003b0ecf" officeooo:paragraph-rsid="003b0ecf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142076" officeooo:paragraph-rsid="002e8510"/>
    </style:style>
    <style:style style:name="P11" style:family="paragraph" style:parent-style-name="Table_20_Contents">
      <style:paragraph-properties fo:text-align="center" style:justify-single-word="false"/>
      <style:text-properties officeooo:rsid="000700e5" officeooo:paragraph-rsid="002e8510"/>
    </style:style>
    <style:style style:name="P12" style:family="paragraph" style:parent-style-name="Header">
      <style:text-properties officeooo:rsid="0017226c" officeooo:paragraph-rsid="003cfc41"/>
    </style:style>
    <style:style style:name="P13" style:family="paragraph" style:parent-style-name="Heading_20_1">
      <style:text-properties officeooo:rsid="00142076" officeooo:paragraph-rsid="00142076"/>
    </style:style>
    <style:style style:name="P14" style:family="paragraph" style:parent-style-name="Heading_20_3">
      <style:text-properties officeooo:rsid="00142076" officeooo:paragraph-rsid="00142076"/>
    </style:style>
    <style:style style:name="P15" style:family="paragraph" style:parent-style-name="Heading_20_3">
      <style:text-properties officeooo:rsid="002f4a39" officeooo:paragraph-rsid="002f4a39"/>
    </style:style>
    <style:style style:name="P16" style:family="paragraph" style:parent-style-name="Heading_20_3">
      <style:text-properties officeooo:rsid="003af117" officeooo:paragraph-rsid="003af117"/>
    </style:style>
    <style:style style:name="P17" style:family="paragraph" style:parent-style-name="Heading_20_3">
      <style:text-properties officeooo:rsid="003b0ecf" officeooo:paragraph-rsid="003b0ecf"/>
    </style:style>
    <style:style style:name="P18" style:family="paragraph" style:parent-style-name="Heading_20_3">
      <style:text-properties officeooo:rsid="0041c2a8" officeooo:paragraph-rsid="0041c2a8"/>
    </style:style>
    <style:style style:name="P19" style:family="paragraph" style:parent-style-name="Heading_20_3" style:list-style-name="">
      <style:text-properties officeooo:rsid="004355f0" officeooo:paragraph-rsid="004355f0"/>
    </style:style>
    <style:style style:name="P20" style:family="paragraph" style:parent-style-name="Heading_20_3">
      <style:paragraph-properties fo:break-before="page"/>
      <style:text-properties officeooo:rsid="000700e5" officeooo:paragraph-rsid="002e8510"/>
    </style:style>
    <style:style style:name="P21" style:family="paragraph" style:parent-style-name="Heading_20_3">
      <style:paragraph-properties fo:break-before="page"/>
      <style:text-properties officeooo:rsid="004355f0" officeooo:paragraph-rsid="004355f0"/>
    </style:style>
    <style:style style:name="P22" style:family="paragraph" style:parent-style-name="Text_20_body" style:list-style-name="L1">
      <style:paragraph-properties fo:text-align="justify" style:justify-single-word="false"/>
    </style:style>
    <style:style style:name="P23" style:family="paragraph" style:parent-style-name="Text_20_body" style:list-style-name="L2">
      <style:text-properties officeooo:paragraph-rsid="002f4a39"/>
    </style:style>
    <style:style style:name="P24" style:family="paragraph" style:parent-style-name="Text_20_body" style:list-style-name="L2">
      <style:text-properties officeooo:paragraph-rsid="003135cb"/>
    </style:style>
    <style:style style:name="P25" style:family="paragraph" style:parent-style-name="Text_20_body" style:list-style-name="L2">
      <style:text-properties officeooo:rsid="0031bc01" officeooo:paragraph-rsid="0031bc01"/>
    </style:style>
    <style:style style:name="P26" style:family="paragraph" style:parent-style-name="Text_20_body">
      <style:text-properties officeooo:rsid="003b0ecf" officeooo:paragraph-rsid="003b0ecf"/>
    </style:style>
    <style:style style:name="P27" style:family="paragraph" style:parent-style-name="Text_20_body">
      <style:text-properties officeooo:rsid="0041c2a8" officeooo:paragraph-rsid="0041c2a8"/>
    </style:style>
    <style:style style:name="P28" style:family="paragraph" style:parent-style-name="Text_20_body">
      <style:text-properties officeooo:rsid="00427310" officeooo:paragraph-rsid="00427310"/>
    </style:style>
    <style:style style:name="P29" style:family="paragraph" style:parent-style-name="Text_20_body">
      <style:text-properties officeooo:rsid="004355f0" officeooo:paragraph-rsid="004355f0"/>
    </style:style>
    <style:style style:name="P30" style:family="paragraph" style:parent-style-name="Text_20_body" style:list-style-name="L3">
      <style:text-properties officeooo:rsid="00459285" officeooo:paragraph-rsid="00459285"/>
    </style:style>
    <style:style style:name="T1" style:family="text">
      <style:text-properties officeooo:rsid="001fd8c2"/>
    </style:style>
    <style:style style:name="T2" style:family="text">
      <style:text-properties officeooo:rsid="0017226c"/>
    </style:style>
    <style:style style:name="T3" style:family="text">
      <style:text-properties officeooo:rsid="001619a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69fa" style:font-weight-asian="bold" style:font-weight-complex="bold"/>
    </style:style>
    <style:style style:name="T6" style:family="text">
      <style:text-properties fo:font-weight="bold" officeooo:rsid="0017957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69fa" style:font-weight-asian="normal" style:font-weight-complex="normal"/>
    </style:style>
    <style:style style:name="T9" style:family="text">
      <style:text-properties fo:font-weight="normal" officeooo:rsid="00238a35" style:font-weight-asian="normal" style:font-weight-complex="normal"/>
    </style:style>
    <style:style style:name="T10" style:family="text">
      <style:text-properties fo:font-weight="normal" officeooo:rsid="00179570" style:font-weight-asian="normal" style:font-weight-complex="normal"/>
    </style:style>
    <style:style style:name="T11" style:family="text">
      <style:text-properties officeooo:rsid="001f2a58"/>
    </style:style>
    <style:style style:name="T12" style:family="text">
      <style:text-properties officeooo:rsid="002f4a39"/>
    </style:style>
    <style:style style:name="T13" style:family="text">
      <style:text-properties officeooo:rsid="003135cb"/>
    </style:style>
    <style:style style:name="T14" style:family="text">
      <style:text-properties officeooo:rsid="00351c9c"/>
    </style:style>
    <style:style style:name="T15" style:family="text">
      <style:text-properties officeooo:rsid="0036be8d"/>
    </style:style>
    <style:style style:name="T16" style:family="text">
      <style:text-properties officeooo:rsid="0036cfe7"/>
    </style:style>
    <style:style style:name="T17" style:family="text">
      <style:text-properties officeooo:rsid="0039a613"/>
    </style:style>
    <style:style style:name="T18" style:family="text">
      <style:text-properties officeooo:rsid="0044b8a8"/>
    </style:style>
    <style:style style:name="T19" style:family="text">
      <style:text-properties officeooo:rsid="0045928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bookmark-start text:name="__RefHeading___Toc205_3054482106"/>Dev<text:span text:style-name="T11">elopper</text:span>’s manual<text:bookmark-end text:name="__RefHeading___Toc205_3054482106"/></text:h>
      <text:p text:style-name="P4"><text:lin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_Toc205_3054482106" text:style-name="Index_20_Link" text:visited-style-name="Index_20_Link">Developper’s manual<text:tab/>1</text:a></text:p>
          <text:p text:style-name="P9"><text:a xlink:type="simple" xlink:href="#__RefHeading___Toc207_3054482106" text:style-name="Index_20_Link" text:visited-style-name="Index_20_Link">Modules<text:tab/>2</text:a></text:p>
        </text:index-body>
      </text:table-of-content>
      <text:h text:style-name="P20" text:outline-level="3">Compilation and executio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Command</text:p>
          </table:table-cell>
          <table:table-cell table:style-name="Table1.B1" office:value-type="string">
            <text:p text:style-name="P11">Description</text:p>
          </table:table-cell>
        </table:table-row>
        <table:table-row>
          <table:table-cell table:style-name="Table1.A2" office:value-type="string">
            <text:p text:style-name="P11">Make</text:p>
          </table:table-cell>
          <table:table-cell table:style-name="Table1.B2" office:value-type="string">
            <text:p text:style-name="P11">Compile all the necessary file for the creation of the executable file (named Main)</text:p>
          </table:table-cell>
        </table:table-row>
        <table:table-row>
          <table:table-cell table:style-name="Table1.A2" office:value-type="string">
            <text:p text:style-name="P11">./Main</text:p>
          </table:table-cell>
          <table:table-cell table:style-name="Table1.B2" office:value-type="string">
            <text:p text:style-name="P11">Execute the executable file </text:p>
          </table:table-cell>
        </table:table-row>
      </table:table>
      <text:p text:style-name="P10"/>
      <text:h text:style-name="P14" text:outline-level="3"><text:bookmark-start text:name="__RefHeading___Toc207_3054482106"/>Modules<text:bookmark-end text:name="__RefHeading___Toc207_3054482106"/></text:h>
      <text:p text:style-name="P3">The program is divided into 19 modules :</text:p>
      <text:list xml:id="list1437729961" text:style-name="L1">
        <text:list-item>
          <text:p text:style-name="P22"><text:span text:style-name="T4">Main</text:span> : it contains the main function that will execute the program</text:p>
        </text:list-item>
        <text:list-item>
          <text:p text:style-name="P22"><text:span text:style-name="T4">Quadtree</text:span> : This module manage all the operation to the Quadtree structure such as the creation of a Quadtree or the initialization of a Quadtree. This structure is used only to represents an image.</text:p>
        </text:list-item>
        <text:list-item>
          <text:p text:style-name="P22"><text:span text:style-name="T4">Hashtable</text:span> : It is a module that is necessary for this program. The purpose of this module is to maintain a high perfomance during the creation of the Quadtree. Instead of <text:span text:style-name="T3">reading the whole Quadtree to find the leave with the highest error value, the hashtable can look directly into the leaves of the Quadtree. </text:span></text:p>
        </text:list-item>
        <text:list-item>
          <text:p text:style-name="P22"><text:span text:style-name="T4">Pixel</text:span> <text:span text:style-name="T7">: The Pixel module manage all the operation to the Pixel structure. This structure contains information about a pixel such as the position in the window and its width and height.</text:span></text:p>
        </text:list-item>
        <text:list-item>
          <text:p text:style-name="P22"><text:span text:style-name="T4">Color</text:span> <text:span text:style-name="T7">: The Color module manage all the operation on an rgba array.</text:span></text:p>
        </text:list-item>
        <text:list-item>
          <text:p text:style-name="P22"><text:span text:style-name="T4">BitFile</text:span> <text:span text:style-name="T7">: This module is necessary for the Compression and Decompression module. This module manage the IO of a file.</text:span></text:p>
        </text:list-item>
        <text:list-item>
          <text:p text:style-name="P22"><text:span text:style-name="T4">Compression</text:span> <text:span text:style-name="T7">: This module manage the save of a Quadtree into a file.</text:span></text:p>
        </text:list-item>
        <text:list-item>
          <text:p text:style-name="P22"><text:span text:style-name="T5">Decompression</text:span><text:span text:style-name="T8"> : This module manage the load of a Quadtree from a file.</text:span></text:p>
        </text:list-item>
        <text:list-item>
          <text:p text:style-name="P22"><text:span text:style-name="T4">Minimisation</text:span><text:span text:style-name="T7"> : This module manage the minimization of a Quadtree</text:span></text:p>
        </text:list-item>
        <text:list-item>
          <text:p text:style-name="P22"><text:span text:style-name="T4">Calcul</text:span> <text:span text:style-name="T7">: This module manage all the calcul linked to the creation of a Quadtree such as error value</text:span></text:p>
        </text:list-item>
        <text:list-item>
          <text:p text:style-name="P22"><text:span text:style-name="T4">Input_img</text:span> <text:span text:style-name="T7">: This module manage the creation of a Quadtree representing an image. It groups the main modules for the generation of the Quadtree : Quadtree, Color, Pixel, Hashtable, Calcul.</text:span></text:p>
        </text:list-item>
        <text:list-item>
          <text:p text:style-name="P22"><text:span text:style-name="T4">Menu</text:span><text:span text:style-name="T7"> : It manage the creation of the menu interface into an MLV window</text:span></text:p>
        </text:list-item>
        <text:list-item>
          <text:p text:style-name="P22"><text:span text:style-name="T4">Button</text:span> <text:span text:style-name="T7">: It manage the creation of the clickable button on an MLV window</text:span></text:p>
        </text:list-item>
        <text:list-item>
          <text:p text:style-name="P22"><text:span text:style-name="T4">Extension</text:span> <text:span text:style-name="T7">: It manage the verification of the extension of a file name</text:span></text:p>
        </text:list-item>
        <text:list-item>
          <text:p text:style-name="P22"><text:soft-page-break/><text:span text:style-name="T4">Actions</text:span> <text:span text:style-name="T7">: It manage all the actions that can be done after clicking into a button</text:span></text:p>
        </text:list-item>
        <text:list-item>
          <text:p text:style-name="P22"><text:span text:style-name="T4">Image</text:span> <text:span text:style-name="T7">: it manage the operations that can be done on an Image structure</text:span></text:p>
        </text:list-item>
        <text:list-item>
          <text:p text:style-name="P22"><text:span text:style-name="T4">Graphic</text:span> <text:span text:style-name="T7">: It manage the display of an image in the MLV window</text:span></text:p>
        </text:list-item>
        <text:list-item>
          <text:p text:style-name="P22"><text:span text:style-name="T4">Test</text:span> : <text:span text:style-name="T7">This module execute test on the main functions of the program (if it is possible to test). </text:span></text:p>
        </text:list-item>
        <text:list-item>
          <text:p text:style-name="P22"><text:span text:style-name="T4">Display_qt :</text:span><text:span text:style-name="T7"> This module is used only for the test purposes. It can simplify the display of a Quadtree and make it more readable for the user. </text:span></text:p>
        </text:list-item>
      </text:list>
      <text:p text:style-name="Text_20_body"/>
      <text:p text:style-name="Text_20_body"><text:span text:style-name="T6">IMPORTANT</text:span><text:span text:style-name="T10"> </text:span><text:span text:style-name="T6">:</text:span><text:span text:style-name="T10"> the dot </text:span><text:span text:style-name="T9">command</text:span><text:span text:style-name="T10"> is required to create the graph of the Quadtree and execute the test function.</text:span></text:p>
      <text:h text:style-name="P15" text:outline-level="3">Hashtable</text:h>
      <text:p text:style-name="P5">The purpose of this module is to create a Quadtree efficiently.</text:p>
      <text:p text:style-name="P5">Important point:</text:p>
      <text:list xml:id="list1307598318" text:style-name="L2">
        <text:list-item>
          <text:p text:style-name="P23"><text:span text:style-name="T12">Every time leaves are created from a tree, they are added into the hash table (every element of the list are sorted because we </text:span><text:span text:style-name="T15">use</text:span><text:span text:style-name="T12"> the sorted add).</text:span></text:p>
        </text:list-item>
        <text:list-item>
          <text:p text:style-name="P24"><text:span text:style-name="T15">The program</text:span><text:span text:style-name="T13"> find the node with the highest error value by searching the first element of each list in the </text:span><text:span text:style-name="T14">h</text:span><text:span text:style-name="T13">ash table (because each list are sorted </text:span><text:span text:style-name="T16">by the error value</text:span><text:span text:style-name="T13">)</text:span></text:p>
        </text:list-item>
        <text:list-item>
          <text:p text:style-name="P25">Every time a leave become<text:span text:style-name="T17">s</text:span> a node, this node is removed from the hash table</text:p>
        </text:list-item>
      </text:list>
      <text:h text:style-name="P16" text:outline-level="3">Compression &amp; Decompression</text:h>
      <text:p text:style-name="P6">To save or load a file, we use the bit to bit operation. Those operations are managed by the BitFile module (function to read/write a bit, open a file …).</text:p>
      <text:p text:style-name="P7">Those module uses function that browse a tree recursively.</text:p>
      <text:h text:style-name="P18" text:outline-level="3">Test</text:h>
      <text:p text:style-name="P27">Test is module that will test the most important functions in this project (if possible).</text:p>
      <text:p text:style-name="P28">Test is not fully updated, it only tests the compression and decompression function. It also tests the BitFile module.</text:p>
      <text:p text:style-name="P28">In the Test module, Node, Pixel and color are randomly generated to compare a lot more varieties of variables.</text:p>
      <text:h text:style-name="P19" text:outline-level="3"/>
      <text:h text:style-name="P21" text:outline-level="3">Minimi<text:span text:style-name="T18">z</text:span>ation</text:h>
      <text:p text:style-name="P29">The minimization <text:span text:style-name="T19">method used in this project is :</text:span></text:p>
      <text:list xml:id="list2053753863" text:style-name="L3">
        <text:list-item>
          <text:p text:style-name="P30">When all the sons of a node have the same color, all those sons are removed and replaced by this node with the same color as its sons.</text:p>
        </text:list-item>
      </text:list>
      <text:h text:style-name="P17" text:outline-level="3">Options</text:h>
      <text:p text:style-name="P7">No option have been implement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3cfc41"/>
    </style:style>
    <style:style style:name="MP2" style:family="paragraph" style:parent-style-name="Header">
      <style:text-properties officeooo:rsid="0017226c" officeooo:paragraph-rsid="003cfc41"/>
    </style:style>
    <style:style style:name="MP3" style:family="paragraph" style:parent-style-name="Footer">
      <style:text-properties officeooo:rsid="00218ab4" officeooo:paragraph-rsid="003ecda2"/>
    </style:style>
    <style:style style:name="MT1" style:family="text">
      <style:text-properties officeooo:rsid="001fd8c2"/>
    </style:style>
    <style:style style:name="MT2" style:family="text">
      <style:text-properties officeooo:rsid="001722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CHAN Mathieu<text:tab/></text:span><text:span text:style-name="MT2">Quadtree</text:span><text:span text:style-name="MT1"><text:tab/></text:span><text:span text:style-name="MT1"><text:date style:data-style-name="N37" text:date-value="2021-01-16T19:13:57.275901180" text:fixed="true">01/16/21</text:date></text:span></text:p>
        <text:p text:style-name="MP2">NGUYEN Ngoc Tram<text:tab/></text:p>
      </style:header>
      <style:footer>
        <text:p text:style-name="MP3">Scholarship year 2020/2021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09:47:19.533946463</meta:creation-date>
    <meta:generator>LibreOffice/6.4.6.2$Linux_X86_64 LibreOffice_project/40$Build-2</meta:generator>
    <dc:date>2021-01-17T18:42:00.615077184</dc:date>
    <meta:editing-duration>PT4H15M49S</meta:editing-duration>
    <meta:editing-cycles>39</meta:editing-cycles>
    <meta:document-statistic meta:table-count="1" meta:image-count="0" meta:object-count="0" meta:page-count="4" meta:paragraph-count="55" meta:word-count="706" meta:character-count="3850" meta:non-whitespace-character-count="3214"/>
  </office:meta>
</office:document-meta>
</file>